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0.54pt" svg:height="299.57pt" svg:x="13.15pt" svg:y="411.36pt">
            <loext:p draw:notify-on-update-of-ranges="Sheet1.A2:Sheet1.A31 Sheet1.C2:Sheet1.C31 Sheet1.E2:Sheet1.E31 Sheet1.G2:Sheet1.G31 Sheet1.I2:Sheet1.I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1.11pt" svg:height="335.88pt" svg:x="700.04pt" svg:y="410.4pt">
            <loext:p draw:notify-on-update-of-ranges="Sheet1.B2:Sheet1.B31 Sheet1.D2:Sheet1.D31 Sheet1.F2:Sheet1.F31 Sheet1.H2:Sheet1.H31 Sheet1.J2:Sheet1.J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0.2921043336" calcext:value-type="float">
            <text:p>0.2921043336</text:p>
          </table:table-cell>
          <table:table-cell office:value-type="float" office:value="4.5495433807" calcext:value-type="float">
            <text:p>4.5495433807</text:p>
          </table:table-cell>
          <table:table-cell office:value-type="float" office:value="0.3297564387" calcext:value-type="float">
            <text:p>0.3297564387</text:p>
          </table:table-cell>
          <table:table-cell office:value-type="float" office:value="4.5812616348" calcext:value-type="float">
            <text:p>4.5812616348</text:p>
          </table:table-cell>
          <table:table-cell office:value-type="float" office:value="0.3743573129" calcext:value-type="float">
            <text:p>0.3743573129</text:p>
          </table:table-cell>
          <table:table-cell office:value-type="float" office:value="4.5980377197" calcext:value-type="float">
            <text:p>4.5980377197</text:p>
          </table:table-cell>
          <table:table-cell office:value-type="float" office:value="0.4292512834" calcext:value-type="float">
            <text:p>0.4292512834</text:p>
          </table:table-cell>
          <table:table-cell office:value-type="float" office:value="4.6078381538" calcext:value-type="float">
            <text:p>4.6078381538</text:p>
          </table:table-cell>
          <table:table-cell office:value-type="float" office:value="0.4696106315" calcext:value-type="float">
            <text:p>0.4696106315</text:p>
          </table:table-cell>
          <table:table-cell office:value-type="float" office:value="4.6140880585" calcext:value-type="float">
            <text:p>4.6140880585</text:p>
          </table:table-cell>
        </table:table-row>
        <table:table-row table:style-name="ro1">
          <table:table-cell office:value-type="float" office:value="0.1349603981" calcext:value-type="float">
            <text:p>0.1349603981</text:p>
          </table:table-cell>
          <table:table-cell office:value-type="float" office:value="2.9337787628" calcext:value-type="float">
            <text:p>2.9337787628</text:p>
          </table:table-cell>
          <table:table-cell office:value-type="float" office:value="0.1520875841" calcext:value-type="float">
            <text:p>0.1520875841</text:p>
          </table:table-cell>
          <table:table-cell office:value-type="float" office:value="2.9200363159" calcext:value-type="float">
            <text:p>2.9200363159</text:p>
          </table:table-cell>
          <table:table-cell office:value-type="float" office:value="0.1674589962" calcext:value-type="float">
            <text:p>0.1674589962</text:p>
          </table:table-cell>
          <table:table-cell office:value-type="float" office:value="2.9030013084" calcext:value-type="float">
            <text:p>2.9030013084</text:p>
          </table:table-cell>
          <table:table-cell office:value-type="float" office:value="0.1845040917" calcext:value-type="float">
            <text:p>0.1845040917</text:p>
          </table:table-cell>
          <table:table-cell office:value-type="float" office:value="2.890791893" calcext:value-type="float">
            <text:p>2.890791893</text:p>
          </table:table-cell>
          <table:table-cell office:value-type="float" office:value="0.2016536742" calcext:value-type="float">
            <text:p>0.2016536742</text:p>
          </table:table-cell>
          <table:table-cell office:value-type="float" office:value="2.880936861" calcext:value-type="float">
            <text:p>2.880936861</text:p>
          </table:table-cell>
        </table:table-row>
        <table:table-row table:style-name="ro1">
          <table:table-cell office:value-type="float" office:value="0.1064095199" calcext:value-type="float">
            <text:p>0.1064095199</text:p>
          </table:table-cell>
          <table:table-cell office:value-type="float" office:value="2.9166293144" calcext:value-type="float">
            <text:p>2.9166293144</text:p>
          </table:table-cell>
          <table:table-cell office:value-type="float" office:value="0.1215402186" calcext:value-type="float">
            <text:p>0.1215402186</text:p>
          </table:table-cell>
          <table:table-cell office:value-type="float" office:value="2.919162035" calcext:value-type="float">
            <text:p>2.919162035</text:p>
          </table:table-cell>
          <table:table-cell office:value-type="float" office:value="0.1343473047" calcext:value-type="float">
            <text:p>0.1343473047</text:p>
          </table:table-cell>
          <table:table-cell office:value-type="float" office:value="2.899066925" calcext:value-type="float">
            <text:p>2.899066925</text:p>
          </table:table-cell>
          <table:table-cell office:value-type="float" office:value="0.14649418" calcext:value-type="float">
            <text:p>0.14649418</text:p>
          </table:table-cell>
          <table:table-cell office:value-type="float" office:value="2.8896667957" calcext:value-type="float">
            <text:p>2.8896667957</text:p>
          </table:table-cell>
          <table:table-cell office:value-type="float" office:value="0.1573640853" calcext:value-type="float">
            <text:p>0.1573640853</text:p>
          </table:table-cell>
          <table:table-cell office:value-type="float" office:value="2.8914711475" calcext:value-type="float">
            <text:p>2.8914711475</text:p>
          </table:table-cell>
        </table:table-row>
        <table:table-row table:style-name="ro1">
          <table:table-cell office:value-type="float" office:value="0.0898522884" calcext:value-type="float">
            <text:p>0.0898522884</text:p>
          </table:table-cell>
          <table:table-cell office:value-type="float" office:value="2.927311182" calcext:value-type="float">
            <text:p>2.927311182</text:p>
          </table:table-cell>
          <table:table-cell office:value-type="float" office:value="0.1040014401" calcext:value-type="float">
            <text:p>0.1040014401</text:p>
          </table:table-cell>
          <table:table-cell office:value-type="float" office:value="2.8875312805" calcext:value-type="float">
            <text:p>2.8875312805</text:p>
          </table:table-cell>
          <table:table-cell office:value-type="float" office:value="0.1159240156" calcext:value-type="float">
            <text:p>0.1159240156</text:p>
          </table:table-cell>
          <table:table-cell office:value-type="float" office:value="2.8675496578" calcext:value-type="float">
            <text:p>2.8675496578</text:p>
          </table:table-cell>
          <table:table-cell office:value-type="float" office:value="0.1266975105" calcext:value-type="float">
            <text:p>0.1266975105</text:p>
          </table:table-cell>
          <table:table-cell office:value-type="float" office:value="2.8742403984" calcext:value-type="float">
            <text:p>2.8742403984</text:p>
          </table:table-cell>
          <table:table-cell office:value-type="float" office:value="0.1360212117" calcext:value-type="float">
            <text:p>0.1360212117</text:p>
          </table:table-cell>
          <table:table-cell office:value-type="float" office:value="2.880269289" calcext:value-type="float">
            <text:p>2.880269289</text:p>
          </table:table-cell>
        </table:table-row>
        <table:table-row table:style-name="ro1">
          <table:table-cell office:value-type="float" office:value="0.0783308893" calcext:value-type="float">
            <text:p>0.0783308893</text:p>
          </table:table-cell>
          <table:table-cell office:value-type="float" office:value="2.9153375626" calcext:value-type="float">
            <text:p>2.9153375626</text:p>
          </table:table-cell>
          <table:table-cell office:value-type="float" office:value="0.0918693468" calcext:value-type="float">
            <text:p>0.0918693468</text:p>
          </table:table-cell>
          <table:table-cell office:value-type="float" office:value="2.8951046467" calcext:value-type="float">
            <text:p>2.8951046467</text:p>
          </table:table-cell>
          <table:table-cell office:value-type="float" office:value="0.1032543555" calcext:value-type="float">
            <text:p>0.1032543555</text:p>
          </table:table-cell>
          <table:table-cell office:value-type="float" office:value="2.8682999611" calcext:value-type="float">
            <text:p>2.8682999611</text:p>
          </table:table-cell>
          <table:table-cell office:value-type="float" office:value="0.1132858396" calcext:value-type="float">
            <text:p>0.1132858396</text:p>
          </table:table-cell>
          <table:table-cell office:value-type="float" office:value="2.8582584858" calcext:value-type="float">
            <text:p>2.8582584858</text:p>
          </table:table-cell>
          <table:table-cell office:value-type="float" office:value="0.121925123" calcext:value-type="float">
            <text:p>0.121925123</text:p>
          </table:table-cell>
          <table:table-cell office:value-type="float" office:value="2.8513276577" calcext:value-type="float">
            <text:p>2.8513276577</text:p>
          </table:table-cell>
        </table:table-row>
        <table:table-row table:style-name="ro1">
          <table:table-cell office:value-type="float" office:value="0.0696529374" calcext:value-type="float">
            <text:p>0.0696529374</text:p>
          </table:table-cell>
          <table:table-cell office:value-type="float" office:value="2.8885188103" calcext:value-type="float">
            <text:p>2.8885188103</text:p>
          </table:table-cell>
          <table:table-cell office:value-type="float" office:value="0.0827394277" calcext:value-type="float">
            <text:p>0.0827394277</text:p>
          </table:table-cell>
          <table:table-cell office:value-type="float" office:value="2.8871901035" calcext:value-type="float">
            <text:p>2.8871901035</text:p>
          </table:table-cell>
          <table:table-cell office:value-type="float" office:value="0.0936818048" calcext:value-type="float">
            <text:p>0.0936818048</text:p>
          </table:table-cell>
          <table:table-cell office:value-type="float" office:value="2.8625378609" calcext:value-type="float">
            <text:p>2.8625378609</text:p>
          </table:table-cell>
          <table:table-cell office:value-type="float" office:value="0.1031762958" calcext:value-type="float">
            <text:p>0.1031762958</text:p>
          </table:table-cell>
          <table:table-cell office:value-type="float" office:value="2.8508296013" calcext:value-type="float">
            <text:p>2.8508296013</text:p>
          </table:table-cell>
          <table:table-cell office:value-type="float" office:value="0.1113905981" calcext:value-type="float">
            <text:p>0.1113905981</text:p>
          </table:table-cell>
          <table:table-cell office:value-type="float" office:value="2.825773716" calcext:value-type="float">
            <text:p>2.825773716</text:p>
          </table:table-cell>
        </table:table-row>
        <table:table-row table:style-name="ro1">
          <table:table-cell office:value-type="float" office:value="0.0628295317" calcext:value-type="float">
            <text:p>0.0628295317</text:p>
          </table:table-cell>
          <table:table-cell office:value-type="float" office:value="2.8334629536" calcext:value-type="float">
            <text:p>2.8334629536</text:p>
          </table:table-cell>
          <table:table-cell office:value-type="float" office:value="0.0754827559" calcext:value-type="float">
            <text:p>0.0754827559</text:p>
          </table:table-cell>
          <table:table-cell office:value-type="float" office:value="2.8680496216" calcext:value-type="float">
            <text:p>2.8680496216</text:p>
          </table:table-cell>
          <table:table-cell office:value-type="float" office:value="0.0860973373" calcext:value-type="float">
            <text:p>0.0860973373</text:p>
          </table:table-cell>
          <table:table-cell office:value-type="float" office:value="2.8460342884" calcext:value-type="float">
            <text:p>2.8460342884</text:p>
          </table:table-cell>
          <table:table-cell office:value-type="float" office:value="0.0951410905" calcext:value-type="float">
            <text:p>0.0951410905</text:p>
          </table:table-cell>
          <table:table-cell office:value-type="float" office:value="2.8447744846" calcext:value-type="float">
            <text:p>2.8447744846</text:p>
          </table:table-cell>
          <table:table-cell office:value-type="float" office:value="0.1029862463" calcext:value-type="float">
            <text:p>0.1029862463</text:p>
          </table:table-cell>
          <table:table-cell office:value-type="float" office:value="2.802043438" calcext:value-type="float">
            <text:p>2.802043438</text:p>
          </table:table-cell>
        </table:table-row>
        <table:table-row table:style-name="ro1">
          <table:table-cell office:value-type="float" office:value="0.0572763383" calcext:value-type="float">
            <text:p>0.0572763383</text:p>
          </table:table-cell>
          <table:table-cell office:value-type="float" office:value="2.707836628" calcext:value-type="float">
            <text:p>2.707836628</text:p>
          </table:table-cell>
          <table:table-cell office:value-type="float" office:value="0.0694968179" calcext:value-type="float">
            <text:p>0.0694968179</text:p>
          </table:table-cell>
          <table:table-cell office:value-type="float" office:value="2.8339216709" calcext:value-type="float">
            <text:p>2.8339216709</text:p>
          </table:table-cell>
          <table:table-cell office:value-type="float" office:value="0.079855755" calcext:value-type="float">
            <text:p>0.079855755</text:p>
          </table:table-cell>
          <table:table-cell office:value-type="float" office:value="2.8222475052" calcext:value-type="float">
            <text:p>2.8222475052</text:p>
          </table:table-cell>
          <table:table-cell office:value-type="float" office:value="0.0885428861" calcext:value-type="float">
            <text:p>0.0885428861</text:p>
          </table:table-cell>
          <table:table-cell office:value-type="float" office:value="2.8255999088" calcext:value-type="float">
            <text:p>2.8255999088</text:p>
          </table:table-cell>
          <table:table-cell office:value-type="float" office:value="0.0960493013" calcext:value-type="float">
            <text:p>0.0960493013</text:p>
          </table:table-cell>
          <table:table-cell office:value-type="float" office:value="2.7936573029" calcext:value-type="float">
            <text:p>2.7936573029</text:p>
          </table:table-cell>
        </table:table-row>
        <table:table-row table:style-name="ro1">
          <table:table-cell office:value-type="float" office:value="0.0525707267" calcext:value-type="float">
            <text:p>0.0525707267</text:p>
          </table:table-cell>
          <table:table-cell office:value-type="float" office:value="2.5780923367" calcext:value-type="float">
            <text:p>2.5780923367</text:p>
          </table:table-cell>
          <table:table-cell office:value-type="float" office:value="0.064449586" calcext:value-type="float">
            <text:p>0.064449586</text:p>
          </table:table-cell>
          <table:table-cell office:value-type="float" office:value="2.7748160362" calcext:value-type="float">
            <text:p>2.7748160362</text:p>
          </table:table-cell>
          <table:table-cell office:value-type="float" office:value="0.0745388865" calcext:value-type="float">
            <text:p>0.0745388865</text:p>
          </table:table-cell>
          <table:table-cell office:value-type="float" office:value="2.7904520035" calcext:value-type="float">
            <text:p>2.7904520035</text:p>
          </table:table-cell>
          <table:table-cell office:value-type="float" office:value="0.0829889774" calcext:value-type="float">
            <text:p>0.0829889774</text:p>
          </table:table-cell>
          <table:table-cell office:value-type="float" office:value="2.7960889339" calcext:value-type="float">
            <text:p>2.7960889339</text:p>
          </table:table-cell>
          <table:table-cell office:value-type="float" office:value="0.0902070999" calcext:value-type="float">
            <text:p>0.0902070999</text:p>
          </table:table-cell>
          <table:table-cell office:value-type="float" office:value="2.7758493423" calcext:value-type="float">
            <text:p>2.7758493423</text:p>
          </table:table-cell>
        </table:table-row>
        <table:table-row table:style-name="ro1">
          <table:table-cell office:value-type="float" office:value="0.048480738" calcext:value-type="float">
            <text:p>0.048480738</text:p>
          </table:table-cell>
          <table:table-cell office:value-type="float" office:value="2.4807357788" calcext:value-type="float">
            <text:p>2.4807357788</text:p>
          </table:table-cell>
          <table:table-cell office:value-type="float" office:value="0.0601268932" calcext:value-type="float">
            <text:p>0.0601268932</text:p>
          </table:table-cell>
          <table:table-cell office:value-type="float" office:value="2.6687071323" calcext:value-type="float">
            <text:p>2.6687071323</text:p>
          </table:table-cell>
          <table:table-cell office:value-type="float" office:value="0.0699064061" calcext:value-type="float">
            <text:p>0.0699064061</text:p>
          </table:table-cell>
          <table:table-cell office:value-type="float" office:value="2.7464494705" calcext:value-type="float">
            <text:p>2.7464494705</text:p>
          </table:table-cell>
          <table:table-cell office:value-type="float" office:value="0.0781998932" calcext:value-type="float">
            <text:p>0.0781998932</text:p>
          </table:table-cell>
          <table:table-cell office:value-type="float" office:value="2.757740736" calcext:value-type="float">
            <text:p>2.757740736</text:p>
          </table:table-cell>
          <table:table-cell office:value-type="float" office:value="0.085200645" calcext:value-type="float">
            <text:p>0.085200645</text:p>
          </table:table-cell>
          <table:table-cell office:value-type="float" office:value="2.7476460934" calcext:value-type="float">
            <text:p>2.7476460934</text:p>
          </table:table-cell>
        </table:table-row>
        <table:table-row table:style-name="ro1">
          <table:table-cell office:value-type="float" office:value="0.0449183844" calcext:value-type="float">
            <text:p>0.0449183844</text:p>
          </table:table-cell>
          <table:table-cell office:value-type="float" office:value="2.3637986183" calcext:value-type="float">
            <text:p>2.3637986183</text:p>
          </table:table-cell>
          <table:table-cell office:value-type="float" office:value="0.056364309" calcext:value-type="float">
            <text:p>0.056364309</text:p>
          </table:table-cell>
          <table:table-cell office:value-type="float" office:value="2.4949862957" calcext:value-type="float">
            <text:p>2.4949862957</text:p>
          </table:table-cell>
          <table:table-cell office:value-type="float" office:value="0.0658279136" calcext:value-type="float">
            <text:p>0.0658279136</text:p>
          </table:table-cell>
          <table:table-cell office:value-type="float" office:value="2.6818330288" calcext:value-type="float">
            <text:p>2.6818330288</text:p>
          </table:table-cell>
          <table:table-cell office:value-type="float" office:value="0.073984392" calcext:value-type="float">
            <text:p>0.073984392</text:p>
          </table:table-cell>
          <table:table-cell office:value-type="float" office:value="2.7094349861" calcext:value-type="float">
            <text:p>2.7094349861</text:p>
          </table:table-cell>
          <table:table-cell office:value-type="float" office:value="0.0808278471" calcext:value-type="float">
            <text:p>0.0808278471</text:p>
          </table:table-cell>
          <table:table-cell office:value-type="float" office:value="2.7087309361" calcext:value-type="float">
            <text:p>2.7087309361</text:p>
          </table:table-cell>
        </table:table-row>
        <table:table-row table:style-name="ro1">
          <table:table-cell office:value-type="float" office:value="0.0418011919" calcext:value-type="float">
            <text:p>0.0418011919</text:p>
          </table:table-cell>
          <table:table-cell office:value-type="float" office:value="2.2356626987" calcext:value-type="float">
            <text:p>2.2356626987</text:p>
          </table:table-cell>
          <table:table-cell office:value-type="float" office:value="0.0530492365" calcext:value-type="float">
            <text:p>0.0530492365</text:p>
          </table:table-cell>
          <table:table-cell office:value-type="float" office:value="2.2553937435" calcext:value-type="float">
            <text:p>2.2553937435</text:p>
          </table:table-cell>
          <table:table-cell office:value-type="float" office:value="0.0622212701" calcext:value-type="float">
            <text:p>0.0622212701</text:p>
          </table:table-cell>
          <table:table-cell office:value-type="float" office:value="2.5857326984" calcext:value-type="float">
            <text:p>2.5857326984</text:p>
          </table:table-cell>
          <table:table-cell office:value-type="float" office:value="0.0702271834" calcext:value-type="float">
            <text:p>0.0702271834</text:p>
          </table:table-cell>
          <table:table-cell office:value-type="float" office:value="2.6478927135" calcext:value-type="float">
            <text:p>2.6478927135</text:p>
          </table:table-cell>
          <table:table-cell office:value-type="float" office:value="0.0769492015" calcext:value-type="float">
            <text:p>0.0769492015</text:p>
          </table:table-cell>
          <table:table-cell office:value-type="float" office:value="2.6586778164" calcext:value-type="float">
            <text:p>2.6586778164</text:p>
          </table:table-cell>
        </table:table-row>
        <table:table-row table:style-name="ro1">
          <table:table-cell office:value-type="float" office:value="0.0390536599" calcext:value-type="float">
            <text:p>0.0390536599</text:p>
          </table:table-cell>
          <table:table-cell office:value-type="float" office:value="2.1183376312" calcext:value-type="float">
            <text:p>2.1183376312</text:p>
          </table:table-cell>
          <table:table-cell office:value-type="float" office:value="0.0500950031" calcext:value-type="float">
            <text:p>0.0500950031</text:p>
          </table:table-cell>
          <table:table-cell office:value-type="float" office:value="2.1249856949" calcext:value-type="float">
            <text:p>2.1249856949</text:p>
          </table:table-cell>
          <table:table-cell office:value-type="float" office:value="0.0590097383" calcext:value-type="float">
            <text:p>0.0590097383</text:p>
          </table:table-cell>
          <table:table-cell office:value-type="float" office:value="2.450987339" calcext:value-type="float">
            <text:p>2.450987339</text:p>
          </table:table-cell>
          <table:table-cell office:value-type="float" office:value="0.0668592006" calcext:value-type="float">
            <text:p>0.0668592006</text:p>
          </table:table-cell>
          <table:table-cell office:value-type="float" office:value="2.5705492496" calcext:value-type="float">
            <text:p>2.5705492496</text:p>
          </table:table-cell>
          <table:table-cell office:value-type="float" office:value="0.07346946" calcext:value-type="float">
            <text:p>0.07346946</text:p>
          </table:table-cell>
          <table:table-cell office:value-type="float" office:value="2.5967431068" calcext:value-type="float">
            <text:p>2.5967431068</text:p>
          </table:table-cell>
        </table:table-row>
        <table:table-row table:style-name="ro1">
          <table:table-cell office:value-type="float" office:value="0.0366343558" calcext:value-type="float">
            <text:p>0.0366343558</text:p>
          </table:table-cell>
          <table:table-cell office:value-type="float" office:value="2.0340776443" calcext:value-type="float">
            <text:p>2.0340776443</text:p>
          </table:table-cell>
          <table:table-cell office:value-type="float" office:value="0.0474290885" calcext:value-type="float">
            <text:p>0.0474290885</text:p>
          </table:table-cell>
          <table:table-cell office:value-type="float" office:value="2.0644366741" calcext:value-type="float">
            <text:p>2.0644366741</text:p>
          </table:table-cell>
          <table:table-cell office:value-type="float" office:value="0.0561259203" calcext:value-type="float">
            <text:p>0.0561259203</text:p>
          </table:table-cell>
          <table:table-cell office:value-type="float" office:value="2.3028233051" calcext:value-type="float">
            <text:p>2.3028233051</text:p>
          </table:table-cell>
          <table:table-cell office:value-type="float" office:value="0.0638303086" calcext:value-type="float">
            <text:p>0.0638303086</text:p>
          </table:table-cell>
          <table:table-cell office:value-type="float" office:value="2.4767549038" calcext:value-type="float">
            <text:p>2.4767549038</text:p>
          </table:table-cell>
          <table:table-cell office:value-type="float" office:value="0.0703240335" calcext:value-type="float">
            <text:p>0.0703240335</text:p>
          </table:table-cell>
          <table:table-cell office:value-type="float" office:value="2.5220792294" calcext:value-type="float">
            <text:p>2.5220792294</text:p>
          </table:table-cell>
        </table:table-row>
        <table:table-row table:style-name="ro1">
          <table:table-cell office:value-type="float" office:value="0.0345085077" calcext:value-type="float">
            <text:p>0.0345085077</text:p>
          </table:table-cell>
          <table:table-cell office:value-type="float" office:value="2.0230698586" calcext:value-type="float">
            <text:p>2.0230698586</text:p>
          </table:table-cell>
          <table:table-cell office:value-type="float" office:value="0.0450072289" calcext:value-type="float">
            <text:p>0.0450072289</text:p>
          </table:table-cell>
          <table:table-cell office:value-type="float" office:value="2.0570092201" calcext:value-type="float">
            <text:p>2.0570092201</text:p>
          </table:table-cell>
          <table:table-cell office:value-type="float" office:value="0.0535137951" calcext:value-type="float">
            <text:p>0.0535137951</text:p>
          </table:table-cell>
          <table:table-cell office:value-type="float" office:value="2.2358012199" calcext:value-type="float">
            <text:p>2.2358012199</text:p>
          </table:table-cell>
          <table:table-cell office:value-type="float" office:value="0.0610943809" calcext:value-type="float">
            <text:p>0.0610943809</text:p>
          </table:table-cell>
          <table:table-cell office:value-type="float" office:value="2.3667833805" calcext:value-type="float">
            <text:p>2.3667833805</text:p>
          </table:table-cell>
          <table:table-cell office:value-type="float" office:value="0.0674611256" calcext:value-type="float">
            <text:p>0.0674611256</text:p>
          </table:table-cell>
          <table:table-cell office:value-type="float" office:value="2.4764213562" calcext:value-type="float">
            <text:p>2.4764213562</text:p>
          </table:table-cell>
        </table:table-row>
        <table:table-row table:style-name="ro1">
          <table:table-cell office:value-type="float" office:value="0.0326430239" calcext:value-type="float">
            <text:p>0.0326430239</text:p>
          </table:table-cell>
          <table:table-cell office:value-type="float" office:value="2.0246155262" calcext:value-type="float">
            <text:p>2.0246155262</text:p>
          </table:table-cell>
          <table:table-cell office:value-type="float" office:value="0.0428084843" calcext:value-type="float">
            <text:p>0.0428084843</text:p>
          </table:table-cell>
          <table:table-cell office:value-type="float" office:value="2.0499362946" calcext:value-type="float">
            <text:p>2.0499362946</text:p>
          </table:table-cell>
          <table:table-cell office:value-type="float" office:value="0.0511324666" calcext:value-type="float">
            <text:p>0.0511324666</text:p>
          </table:table-cell>
          <table:table-cell office:value-type="float" office:value="2.1788389683" calcext:value-type="float">
            <text:p>2.1788389683</text:p>
          </table:table-cell>
          <table:table-cell office:value-type="float" office:value="0.0586033277" calcext:value-type="float">
            <text:p>0.0586033277</text:p>
          </table:table-cell>
          <table:table-cell office:value-type="float" office:value="2.3178219795" calcext:value-type="float">
            <text:p>2.3178219795</text:p>
          </table:table-cell>
          <table:table-cell office:value-type="float" office:value="0.0648406819" calcext:value-type="float">
            <text:p>0.0648406819</text:p>
          </table:table-cell>
          <table:table-cell office:value-type="float" office:value="2.4477849007" calcext:value-type="float">
            <text:p>2.4477849007</text:p>
          </table:table-cell>
        </table:table-row>
        <table:table-row table:style-name="ro1">
          <table:table-cell office:value-type="float" office:value="0.0309692081" calcext:value-type="float">
            <text:p>0.0309692081</text:p>
          </table:table-cell>
          <table:table-cell office:value-type="float" office:value="2.0265994072" calcext:value-type="float">
            <text:p>2.0265994072</text:p>
          </table:table-cell>
          <table:table-cell office:value-type="float" office:value="0.0408140346" calcext:value-type="float">
            <text:p>0.0408140346</text:p>
          </table:table-cell>
          <table:table-cell office:value-type="float" office:value="2.0374028683" calcext:value-type="float">
            <text:p>2.0374028683</text:p>
          </table:table-cell>
          <table:table-cell office:value-type="float" office:value="0.0489544049" calcext:value-type="float">
            <text:p>0.0489544049</text:p>
          </table:table-cell>
          <table:table-cell office:value-type="float" office:value="2.1316978931" calcext:value-type="float">
            <text:p>2.1316978931</text:p>
          </table:table-cell>
          <table:table-cell office:value-type="float" office:value="0.0563186817" calcext:value-type="float">
            <text:p>0.0563186817</text:p>
          </table:table-cell>
          <table:table-cell office:value-type="float" office:value="2.2755486965" calcext:value-type="float">
            <text:p>2.2755486965</text:p>
          </table:table-cell>
          <table:table-cell office:value-type="float" office:value="0.0624314919" calcext:value-type="float">
            <text:p>0.0624314919</text:p>
          </table:table-cell>
          <table:table-cell office:value-type="float" office:value="2.4170572758" calcext:value-type="float">
            <text:p>2.4170572758</text:p>
          </table:table-cell>
        </table:table-row>
        <table:table-row table:style-name="ro1">
          <table:table-cell office:value-type="float" office:value="0.0294497907" calcext:value-type="float">
            <text:p>0.0294497907</text:p>
          </table:table-cell>
          <table:table-cell office:value-type="float" office:value="2.0291223526" calcext:value-type="float">
            <text:p>2.0291223526</text:p>
          </table:table-cell>
          <table:table-cell office:value-type="float" office:value="0.0389935561" calcext:value-type="float">
            <text:p>0.0389935561</text:p>
          </table:table-cell>
          <table:table-cell office:value-type="float" office:value="2.0301558971" calcext:value-type="float">
            <text:p>2.0301558971</text:p>
          </table:table-cell>
          <table:table-cell office:value-type="float" office:value="0.0469551757" calcext:value-type="float">
            <text:p>0.0469551757</text:p>
          </table:table-cell>
          <table:table-cell office:value-type="float" office:value="2.0920376778" calcext:value-type="float">
            <text:p>2.0920376778</text:p>
          </table:table-cell>
          <table:table-cell office:value-type="float" office:value="0.054212857" calcext:value-type="float">
            <text:p>0.054212857</text:p>
          </table:table-cell>
          <table:table-cell office:value-type="float" office:value="2.2343592644" calcext:value-type="float">
            <text:p>2.2343592644</text:p>
          </table:table-cell>
          <table:table-cell office:value-type="float" office:value="0.0602072962" calcext:value-type="float">
            <text:p>0.0602072962</text:p>
          </table:table-cell>
          <table:table-cell office:value-type="float" office:value="2.383364439" calcext:value-type="float">
            <text:p>2.383364439</text:p>
          </table:table-cell>
        </table:table-row>
        <table:table-row table:style-name="ro1">
          <table:table-cell office:value-type="float" office:value="0.028077323" calcext:value-type="float">
            <text:p>0.028077323</text:p>
          </table:table-cell>
          <table:table-cell office:value-type="float" office:value="2.0298597813" calcext:value-type="float">
            <text:p>2.0298597813</text:p>
          </table:table-cell>
          <table:table-cell office:value-type="float" office:value="0.0373179615" calcext:value-type="float">
            <text:p>0.0373179615</text:p>
          </table:table-cell>
          <table:table-cell office:value-type="float" office:value="2.022182703" calcext:value-type="float">
            <text:p>2.022182703</text:p>
          </table:table-cell>
          <table:table-cell office:value-type="float" office:value="0.0451129787" calcext:value-type="float">
            <text:p>0.0451129787</text:p>
          </table:table-cell>
          <table:table-cell office:value-type="float" office:value="2.0742371082" calcext:value-type="float">
            <text:p>2.0742371082</text:p>
          </table:table-cell>
          <table:table-cell office:value-type="float" office:value="0.0522605032" calcext:value-type="float">
            <text:p>0.0522605032</text:p>
          </table:table-cell>
          <table:table-cell office:value-type="float" office:value="2.1952211857" calcext:value-type="float">
            <text:p>2.1952211857</text:p>
          </table:table-cell>
          <table:table-cell office:value-type="float" office:value="0.0581469573" calcext:value-type="float">
            <text:p>0.0581469573</text:p>
          </table:table-cell>
          <table:table-cell office:value-type="float" office:value="2.3458821774" calcext:value-type="float">
            <text:p>2.3458821774</text:p>
          </table:table-cell>
        </table:table-row>
        <table:table-row table:style-name="ro1">
          <table:table-cell office:value-type="float" office:value="0.0268233567" calcext:value-type="float">
            <text:p>0.0268233567</text:p>
          </table:table-cell>
          <table:table-cell office:value-type="float" office:value="2.0295596123" calcext:value-type="float">
            <text:p>2.0295596123</text:p>
          </table:table-cell>
          <table:table-cell office:value-type="float" office:value="0.035765361" calcext:value-type="float">
            <text:p>0.035765361</text:p>
          </table:table-cell>
          <table:table-cell office:value-type="float" office:value="2.0153226852" calcext:value-type="float">
            <text:p>2.0153226852</text:p>
          </table:table-cell>
          <table:table-cell office:value-type="float" office:value="0.0434077345" calcext:value-type="float">
            <text:p>0.0434077345</text:p>
          </table:table-cell>
          <table:table-cell office:value-type="float" office:value="2.0778636932" calcext:value-type="float">
            <text:p>2.0778636932</text:p>
          </table:table-cell>
          <table:table-cell office:value-type="float" office:value="0.0504410975" calcext:value-type="float">
            <text:p>0.0504410975</text:p>
          </table:table-cell>
          <table:table-cell office:value-type="float" office:value="2.1590795517" calcext:value-type="float">
            <text:p>2.1590795517</text:p>
          </table:table-cell>
          <table:table-cell office:value-type="float" office:value="0.0562304519" calcext:value-type="float">
            <text:p>0.0562304519</text:p>
          </table:table-cell>
          <table:table-cell office:value-type="float" office:value="2.3039870262" calcext:value-type="float">
            <text:p>2.3039870262</text:p>
          </table:table-cell>
        </table:table-row>
        <table:table-row table:style-name="ro1">
          <table:table-cell office:value-type="float" office:value="0.0256542359" calcext:value-type="float">
            <text:p>0.0256542359</text:p>
          </table:table-cell>
          <table:table-cell office:value-type="float" office:value="2.0304231644" calcext:value-type="float">
            <text:p>2.0304231644</text:p>
          </table:table-cell>
          <table:table-cell office:value-type="float" office:value="0.0343125574" calcext:value-type="float">
            <text:p>0.0343125574</text:p>
          </table:table-cell>
          <table:table-cell office:value-type="float" office:value="2.0104203224" calcext:value-type="float">
            <text:p>2.0104203224</text:p>
          </table:table-cell>
          <table:table-cell office:value-type="float" office:value="0.0418240055" calcext:value-type="float">
            <text:p>0.0418240055</text:p>
          </table:table-cell>
          <table:table-cell office:value-type="float" office:value="2.0821783543" calcext:value-type="float">
            <text:p>2.0821783543</text:p>
          </table:table-cell>
          <table:table-cell office:value-type="float" office:value="0.0487394407" calcext:value-type="float">
            <text:p>0.0487394407</text:p>
          </table:table-cell>
          <table:table-cell office:value-type="float" office:value="2.1262359619" calcext:value-type="float">
            <text:p>2.1262359619</text:p>
          </table:table-cell>
          <table:table-cell office:value-type="float" office:value="0.0544400886" calcext:value-type="float">
            <text:p>0.0544400886</text:p>
          </table:table-cell>
          <table:table-cell office:value-type="float" office:value="2.2573890686" calcext:value-type="float">
            <text:p>2.2573890686</text:p>
          </table:table-cell>
        </table:table-row>
        <table:table-row table:style-name="ro1">
          <table:table-cell office:value-type="float" office:value="0.0245696865" calcext:value-type="float">
            <text:p>0.0245696865</text:p>
          </table:table-cell>
          <table:table-cell office:value-type="float" office:value="2.0330209732" calcext:value-type="float">
            <text:p>2.0330209732</text:p>
          </table:table-cell>
          <table:table-cell office:value-type="float" office:value="0.032945741" calcext:value-type="float">
            <text:p>0.032945741</text:p>
          </table:table-cell>
          <table:table-cell office:value-type="float" office:value="2.0091650486" calcext:value-type="float">
            <text:p>2.0091650486</text:p>
          </table:table-cell>
          <table:table-cell office:value-type="float" office:value="0.0403467678" calcext:value-type="float">
            <text:p>0.0403467678</text:p>
          </table:table-cell>
          <table:table-cell office:value-type="float" office:value="2.086186409" calcext:value-type="float">
            <text:p>2.086186409</text:p>
          </table:table-cell>
          <table:table-cell office:value-type="float" office:value="0.0471436903" calcext:value-type="float">
            <text:p>0.0471436903</text:p>
          </table:table-cell>
          <table:table-cell office:value-type="float" office:value="2.0964529514" calcext:value-type="float">
            <text:p>2.0964529514</text:p>
          </table:table-cell>
          <table:table-cell office:value-type="float" office:value="0.052760873" calcext:value-type="float">
            <text:p>0.052760873</text:p>
          </table:table-cell>
          <table:table-cell office:value-type="float" office:value="2.2072968483" calcext:value-type="float">
            <text:p>2.2072968483</text:p>
          </table:table-cell>
        </table:table-row>
        <table:table-row table:style-name="ro1">
          <table:table-cell office:value-type="float" office:value="0.0235690549" calcext:value-type="float">
            <text:p>0.0235690549</text:p>
          </table:table-cell>
          <table:table-cell office:value-type="float" office:value="2.0340313911" calcext:value-type="float">
            <text:p>2.0340313911</text:p>
          </table:table-cell>
          <table:table-cell office:value-type="float" office:value="0.0316706412" calcext:value-type="float">
            <text:p>0.0316706412</text:p>
          </table:table-cell>
          <table:table-cell office:value-type="float" office:value="2.0084309578" calcext:value-type="float">
            <text:p>2.0084309578</text:p>
          </table:table-cell>
          <table:table-cell office:value-type="float" office:value="0.0389659554" calcext:value-type="float">
            <text:p>0.0389659554</text:p>
          </table:table-cell>
          <table:table-cell office:value-type="float" office:value="2.0882225037" calcext:value-type="float">
            <text:p>2.0882225037</text:p>
          </table:table-cell>
          <table:table-cell office:value-type="float" office:value="0.0456444211" calcext:value-type="float">
            <text:p>0.0456444211</text:p>
          </table:table-cell>
          <table:table-cell office:value-type="float" office:value="2.088288784" calcext:value-type="float">
            <text:p>2.088288784</text:p>
          </table:table-cell>
          <table:table-cell office:value-type="float" office:value="0.0511797443" calcext:value-type="float">
            <text:p>0.0511797443</text:p>
          </table:table-cell>
          <table:table-cell office:value-type="float" office:value="2.1662251949" calcext:value-type="float">
            <text:p>2.1662251949</text:p>
          </table:table-cell>
        </table:table-row>
        <table:table-row table:style-name="ro1">
          <table:table-cell office:value-type="float" office:value="0.0226398949" calcext:value-type="float">
            <text:p>0.0226398949</text:p>
          </table:table-cell>
          <table:table-cell office:value-type="float" office:value="2.0314571857" calcext:value-type="float">
            <text:p>2.0314571857</text:p>
          </table:table-cell>
          <table:table-cell office:value-type="float" office:value="0.0304896422" calcext:value-type="float">
            <text:p>0.0304896422</text:p>
          </table:table-cell>
          <table:table-cell office:value-type="float" office:value="2.0080394745" calcext:value-type="float">
            <text:p>2.0080394745</text:p>
          </table:table-cell>
          <table:table-cell office:value-type="float" office:value="0.0376730487" calcext:value-type="float">
            <text:p>0.0376730487</text:p>
          </table:table-cell>
          <table:table-cell office:value-type="float" office:value="2.0865800381" calcext:value-type="float">
            <text:p>2.0865800381</text:p>
          </table:table-cell>
          <table:table-cell office:value-type="float" office:value="0.0442342348" calcext:value-type="float">
            <text:p>0.0442342348</text:p>
          </table:table-cell>
          <table:table-cell office:value-type="float" office:value="2.0925540924" calcext:value-type="float">
            <text:p>2.0925540924</text:p>
          </table:table-cell>
          <table:table-cell office:value-type="float" office:value="0.049687501" calcext:value-type="float">
            <text:p>0.049687501</text:p>
          </table:table-cell>
          <table:table-cell office:value-type="float" office:value="2.1466822624" calcext:value-type="float">
            <text:p>2.1466822624</text:p>
          </table:table-cell>
        </table:table-row>
        <table:table-row table:style-name="ro1">
          <table:table-cell office:value-type="float" office:value="0.0217672233" calcext:value-type="float">
            <text:p>0.0217672233</text:p>
          </table:table-cell>
          <table:table-cell office:value-type="float" office:value="2.029181242" calcext:value-type="float">
            <text:p>2.029181242</text:p>
          </table:table-cell>
          <table:table-cell office:value-type="float" office:value="0.0293931738" calcext:value-type="float">
            <text:p>0.0293931738</text:p>
          </table:table-cell>
          <table:table-cell office:value-type="float" office:value="2.0087962151" calcext:value-type="float">
            <text:p>2.0087962151</text:p>
          </table:table-cell>
          <table:table-cell office:value-type="float" office:value="0.0364587307" calcext:value-type="float">
            <text:p>0.0364587307</text:p>
          </table:table-cell>
          <table:table-cell office:value-type="float" office:value="2.080290556" calcext:value-type="float">
            <text:p>2.080290556</text:p>
          </table:table-cell>
          <table:table-cell office:value-type="float" office:value="0.042905122" calcext:value-type="float">
            <text:p>0.042905122</text:p>
          </table:table-cell>
          <table:table-cell office:value-type="float" office:value="2.09506917" calcext:value-type="float">
            <text:p>2.09506917</text:p>
          </table:table-cell>
          <table:table-cell office:value-type="float" office:value="0.0482762642" calcext:value-type="float">
            <text:p>0.0482762642</text:p>
          </table:table-cell>
          <table:table-cell office:value-type="float" office:value="2.1280920506" calcext:value-type="float">
            <text:p>2.1280920506</text:p>
          </table:table-cell>
        </table:table-row>
        <table:table-row table:style-name="ro1">
          <table:table-cell office:value-type="float" office:value="0.0209466852" calcext:value-type="float">
            <text:p>0.0209466852</text:p>
          </table:table-cell>
          <table:table-cell office:value-type="float" office:value="2.0272126198" calcext:value-type="float">
            <text:p>2.0272126198</text:p>
          </table:table-cell>
          <table:table-cell office:value-type="float" office:value="0.0283737872" calcext:value-type="float">
            <text:p>0.0283737872</text:p>
          </table:table-cell>
          <table:table-cell office:value-type="float" office:value="2.0104897022" calcext:value-type="float">
            <text:p>2.0104897022</text:p>
          </table:table-cell>
          <table:table-cell office:value-type="float" office:value="0.0353132561" calcext:value-type="float">
            <text:p>0.0353132561</text:p>
          </table:table-cell>
          <table:table-cell office:value-type="float" office:value="2.0697669983" calcext:value-type="float">
            <text:p>2.0697669983</text:p>
          </table:table-cell>
          <table:table-cell office:value-type="float" office:value="0.0416503362" calcext:value-type="float">
            <text:p>0.0416503362</text:p>
          </table:table-cell>
          <table:table-cell office:value-type="float" office:value="2.0959405899" calcext:value-type="float">
            <text:p>2.0959405899</text:p>
          </table:table-cell>
          <table:table-cell office:value-type="float" office:value="0.0469386913" calcext:value-type="float">
            <text:p>0.0469386913</text:p>
          </table:table-cell>
          <table:table-cell office:value-type="float" office:value="2.1104259491" calcext:value-type="float">
            <text:p>2.1104259491</text:p>
          </table:table-cell>
        </table:table-row>
        <table:table-row table:style-name="ro1">
          <table:table-cell office:value-type="float" office:value="0.0201776195" calcext:value-type="float">
            <text:p>0.0201776195</text:p>
          </table:table-cell>
          <table:table-cell office:value-type="float" office:value="2.0244908333" calcext:value-type="float">
            <text:p>2.0244908333</text:p>
          </table:table-cell>
          <table:table-cell office:value-type="float" office:value="0.0274215024" calcext:value-type="float">
            <text:p>0.0274215024</text:p>
          </table:table-cell>
          <table:table-cell office:value-type="float" office:value="2.0121700764" calcext:value-type="float">
            <text:p>2.0121700764</text:p>
          </table:table-cell>
          <table:table-cell office:value-type="float" office:value="0.0342278145" calcext:value-type="float">
            <text:p>0.0342278145</text:p>
          </table:table-cell>
          <table:table-cell office:value-type="float" office:value="2.0560965538" calcext:value-type="float">
            <text:p>2.0560965538</text:p>
          </table:table-cell>
          <table:table-cell office:value-type="float" office:value="0.0404631086" calcext:value-type="float">
            <text:p>0.0404631086</text:p>
          </table:table-cell>
          <table:table-cell office:value-type="float" office:value="2.0952823162" calcext:value-type="float">
            <text:p>2.0952823162</text:p>
          </table:table-cell>
          <table:table-cell office:value-type="float" office:value="0.045669537" calcext:value-type="float">
            <text:p>0.045669537</text:p>
          </table:table-cell>
          <table:table-cell office:value-type="float" office:value="2.0937771797" calcext:value-type="float">
            <text:p>2.0937771797</text:p>
          </table:table-cell>
        </table:table-row>
        <table:table-row table:style-name="ro1">
          <table:table-cell office:value-type="float" office:value="0.0194618329" calcext:value-type="float">
            <text:p>0.0194618329</text:p>
          </table:table-cell>
          <table:table-cell office:value-type="float" office:value="2.0202188492" calcext:value-type="float">
            <text:p>2.0202188492</text:p>
          </table:table-cell>
          <table:table-cell office:value-type="float" office:value="0.0265244748" calcext:value-type="float">
            <text:p>0.0265244748</text:p>
          </table:table-cell>
          <table:table-cell office:value-type="float" office:value="2.0143041611" calcext:value-type="float">
            <text:p>2.0143041611</text:p>
          </table:table-cell>
          <table:table-cell office:value-type="float" office:value="0.0331950225" calcext:value-type="float">
            <text:p>0.0331950225</text:p>
          </table:table-cell>
          <table:table-cell office:value-type="float" office:value="2.040489912" calcext:value-type="float">
            <text:p>2.040489912</text:p>
          </table:table-cell>
          <table:table-cell office:value-type="float" office:value="0.0393381827" calcext:value-type="float">
            <text:p>0.0393381827</text:p>
          </table:table-cell>
          <table:table-cell office:value-type="float" office:value="2.0932593346" calcext:value-type="float">
            <text:p>2.0932593346</text:p>
          </table:table-cell>
          <table:table-cell office:value-type="float" office:value="0.0444636568" calcext:value-type="float">
            <text:p>0.0444636568</text:p>
          </table:table-cell>
          <table:table-cell office:value-type="float" office:value="2.0782549381" calcext:value-type="float">
            <text:p>2.0782549381</text:p>
          </table:table-cell>
        </table:table-row>
        <table:table-row table:style-name="ro1">
          <table:table-cell office:value-type="float" office:value="0.0188030098" calcext:value-type="float">
            <text:p>0.0188030098</text:p>
          </table:table-cell>
          <table:table-cell office:value-type="float" office:value="2.0159165859" calcext:value-type="float">
            <text:p>2.0159165859</text:p>
          </table:table-cell>
          <table:table-cell office:value-type="float" office:value="0.0256756525" calcext:value-type="float">
            <text:p>0.0256756525</text:p>
          </table:table-cell>
          <table:table-cell office:value-type="float" office:value="2.0173847675" calcext:value-type="float">
            <text:p>2.0173847675</text:p>
          </table:table-cell>
          <table:table-cell office:value-type="float" office:value="0.0322101861" calcext:value-type="float">
            <text:p>0.0322101861</text:p>
          </table:table-cell>
          <table:table-cell office:value-type="float" office:value="2.0242643356" calcext:value-type="float">
            <text:p>2.0242643356</text:p>
          </table:table-cell>
          <table:table-cell office:value-type="float" office:value="0.0382712036" calcext:value-type="float">
            <text:p>0.0382712036</text:p>
          </table:table-cell>
          <table:table-cell office:value-type="float" office:value="2.0901281834" calcext:value-type="float">
            <text:p>2.0901281834</text:p>
          </table:table-cell>
          <table:table-cell office:value-type="float" office:value="0.0433175676" calcext:value-type="float">
            <text:p>0.0433175676</text:p>
          </table:table-cell>
          <table:table-cell office:value-type="float" office:value="2.0638902187" calcext:value-type="float">
            <text:p>2.0638902187</text:p>
          </table:table-cell>
        </table:table-row>
        <table:table-row table:style-name="ro1">
          <table:table-cell office:value-type="float" office:value="0.0181875639" calcext:value-type="float">
            <text:p>0.0181875639</text:p>
          </table:table-cell>
          <table:table-cell office:value-type="float" office:value="2.0118806362" calcext:value-type="float">
            <text:p>2.0118806362</text:p>
          </table:table-cell>
          <table:table-cell office:value-type="float" office:value="0.0248713288" calcext:value-type="float">
            <text:p>0.0248713288</text:p>
          </table:table-cell>
          <table:table-cell office:value-type="float" office:value="2.0207982063" calcext:value-type="float">
            <text:p>2.0207982063</text:p>
          </table:table-cell>
          <table:table-cell office:value-type="float" office:value="0.0312710032" calcext:value-type="float">
            <text:p>0.0312710032</text:p>
          </table:table-cell>
          <table:table-cell office:value-type="float" office:value="2.0088481903" calcext:value-type="float">
            <text:p>2.0088481903</text:p>
          </table:table-cell>
          <table:table-cell office:value-type="float" office:value="0.0372575186" calcext:value-type="float">
            <text:p>0.0372575186</text:p>
          </table:table-cell>
          <table:table-cell office:value-type="float" office:value="2.0862567425" calcext:value-type="float">
            <text:p>2.0862567425</text:p>
          </table:table-cell>
          <table:table-cell office:value-type="float" office:value="0.0422271304" calcext:value-type="float">
            <text:p>0.0422271304</text:p>
          </table:table-cell>
          <table:table-cell office:value-type="float" office:value="2.0506761074" calcext:value-type="float">
            <text:p>2.0506761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20:33:24.370563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10:45.547403857</meta:creation-date>
    <meta:generator>LibreOffice/5.1.6.2$Linux_X86_64 LibreOffice_project/10m0$Build-2</meta:generator>
    <dc:date>2018-05-31T21:12:20.453791515</dc:date>
    <meta:editing-duration>PT41M58S</meta:editing-duration>
    <meta:editing-cycles>6</meta:editing-cycles>
    <meta:document-statistic meta:table-count="1" meta:cell-count="3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7cm" svg:height="10.569cm" xlink:href=".." xlink:type="simple" chart:class="chart:line" chart:style-name="ch1">
        <chart:legend chart:legend-position="end" svg:x="16.165cm" svg:y="3.989cm" style:legend-expansion="high" chart:style-name="ch2"/>
        <chart:plot-area chart:style-name="ch3" table:cell-range-address="Sheet1.A2:Sheet1.A31 Sheet1.C2:Sheet1.C31 Sheet1.E2:Sheet1.E31 Sheet1.G2:Sheet1.G31 Sheet1.I2:Sheet1.I31" chart:data-source-has-labels="row" svg:x="1.392cm" svg:y="0.211cm" svg:width="14.392cm" svg:height="9.166cm">
          <chartooo:coordinate-region svg:x="2.304cm" svg:y="0.41cm" svg:width="13.293cm" svg:height="8.32cm"/>
          <chart:axis chart:dimension="x" chart:name="primary-x" chart:style-name="ch4">
            <chart:title svg:x="7.353cm" svg:y="9.588cm" chart:style-name="ch5">
              <text:p>Epochu skaicius</text:p>
            </chart:title>
          </chart:axis>
          <chart:axis chart:dimension="y" chart:name="primary-y" chart:style-name="ch4">
            <chart:title svg:x="0.451cm" svg:y="6.095cm" chart:style-name="ch6">
              <text:p>Vidutine paklaida</text:p>
            </chart:title>
            <chart:grid chart:style-name="ch7" chart:class="major"/>
          </chart:axis>
          <chart:series chart:style-name="ch8" chart:values-cell-range-address="Sheet1.A2:Sheet1.A31" loext:label-string="alpha_09" chart:class="chart:line">
            <chart:data-point chart:repeated="30"/>
          </chart:series>
          <chart:series chart:style-name="ch9" chart:values-cell-range-address="Sheet1.C2:Sheet1.C31" loext:label-string="apha_085" chart:class="chart:line">
            <chart:data-point chart:repeated="30"/>
          </chart:series>
          <chart:series chart:style-name="ch10" chart:values-cell-range-address="Sheet1.E2:Sheet1.E31" loext:label-string="alpha_08" chart:class="chart:line">
            <chart:data-point chart:repeated="30"/>
          </chart:series>
          <chart:series chart:style-name="ch11" chart:values-cell-range-address="Sheet1.G2:Sheet1.G31" loext:label-string="alpha_075" chart:class="chart:line">
            <chart:data-point chart:repeated="30"/>
          </chart:series>
          <chart:series chart:style-name="ch12" chart:values-cell-range-address="Sheet1.I2:Sheet1.I31" loext:label-string="alpha_07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_09</text:p>
              </table:table-cell>
              <table:table-cell office:value-type="string">
                <text:p>apha_085</text:p>
              </table:table-cell>
              <table:table-cell office:value-type="string">
                <text:p>alpha_08</text:p>
              </table:table-cell>
              <table:table-cell office:value-type="string">
                <text:p>alpha_075</text:p>
              </table:table-cell>
              <table:table-cell office:value-type="string">
                <text:p>alpha_0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21043336">
                <text:p>0.2921043336</text:p>
                <draw:g>
                  <svg:desc>Sheet1.A2:Sheet1.A31</svg:desc>
                </draw:g>
              </table:table-cell>
              <table:table-cell office:value-type="float" office:value="0.3297564387">
                <text:p>0.3297564387</text:p>
                <draw:g>
                  <svg:desc>Sheet1.C2:Sheet1.C31</svg:desc>
                </draw:g>
              </table:table-cell>
              <table:table-cell office:value-type="float" office:value="0.3743573129">
                <text:p>0.3743573129</text:p>
                <draw:g>
                  <svg:desc>Sheet1.E2:Sheet1.E31</svg:desc>
                </draw:g>
              </table:table-cell>
              <table:table-cell office:value-type="float" office:value="0.4292512834">
                <text:p>0.4292512834</text:p>
                <draw:g>
                  <svg:desc>Sheet1.G2:Sheet1.G31</svg:desc>
                </draw:g>
              </table:table-cell>
              <table:table-cell office:value-type="float" office:value="0.4696106315">
                <text:p>0.4696106315</text:p>
                <draw:g>
                  <svg:desc>Sheet1.I2:Sheet1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49603981">
                <text:p>0.1349603981</text:p>
              </table:table-cell>
              <table:table-cell office:value-type="float" office:value="0.1520875841">
                <text:p>0.1520875841</text:p>
              </table:table-cell>
              <table:table-cell office:value-type="float" office:value="0.1674589962">
                <text:p>0.1674589962</text:p>
              </table:table-cell>
              <table:table-cell office:value-type="float" office:value="0.1845040917">
                <text:p>0.1845040917</text:p>
              </table:table-cell>
              <table:table-cell office:value-type="float" office:value="0.2016536742">
                <text:p>0.2016536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4095199">
                <text:p>0.1064095199</text:p>
              </table:table-cell>
              <table:table-cell office:value-type="float" office:value="0.1215402186">
                <text:p>0.1215402186</text:p>
              </table:table-cell>
              <table:table-cell office:value-type="float" office:value="0.1343473047">
                <text:p>0.1343473047</text:p>
              </table:table-cell>
              <table:table-cell office:value-type="float" office:value="0.14649418">
                <text:p>0.14649418</text:p>
              </table:table-cell>
              <table:table-cell office:value-type="float" office:value="0.1573640853">
                <text:p>0.1573640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98522884">
                <text:p>0.0898522884</text:p>
              </table:table-cell>
              <table:table-cell office:value-type="float" office:value="0.1040014401">
                <text:p>0.1040014401</text:p>
              </table:table-cell>
              <table:table-cell office:value-type="float" office:value="0.1159240156">
                <text:p>0.1159240156</text:p>
              </table:table-cell>
              <table:table-cell office:value-type="float" office:value="0.1266975105">
                <text:p>0.1266975105</text:p>
              </table:table-cell>
              <table:table-cell office:value-type="float" office:value="0.1360212117">
                <text:p>0.1360212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3308893">
                <text:p>0.0783308893</text:p>
              </table:table-cell>
              <table:table-cell office:value-type="float" office:value="0.0918693468">
                <text:p>0.0918693468</text:p>
              </table:table-cell>
              <table:table-cell office:value-type="float" office:value="0.1032543555">
                <text:p>0.1032543555</text:p>
              </table:table-cell>
              <table:table-cell office:value-type="float" office:value="0.1132858396">
                <text:p>0.1132858396</text:p>
              </table:table-cell>
              <table:table-cell office:value-type="float" office:value="0.121925123">
                <text:p>0.121925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6529374">
                <text:p>0.0696529374</text:p>
              </table:table-cell>
              <table:table-cell office:value-type="float" office:value="0.0827394277">
                <text:p>0.0827394277</text:p>
              </table:table-cell>
              <table:table-cell office:value-type="float" office:value="0.0936818048">
                <text:p>0.0936818048</text:p>
              </table:table-cell>
              <table:table-cell office:value-type="float" office:value="0.1031762958">
                <text:p>0.1031762958</text:p>
              </table:table-cell>
              <table:table-cell office:value-type="float" office:value="0.1113905981">
                <text:p>0.1113905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8295317">
                <text:p>0.0628295317</text:p>
              </table:table-cell>
              <table:table-cell office:value-type="float" office:value="0.0754827559">
                <text:p>0.0754827559</text:p>
              </table:table-cell>
              <table:table-cell office:value-type="float" office:value="0.0860973373">
                <text:p>0.0860973373</text:p>
              </table:table-cell>
              <table:table-cell office:value-type="float" office:value="0.0951410905">
                <text:p>0.0951410905</text:p>
              </table:table-cell>
              <table:table-cell office:value-type="float" office:value="0.1029862463">
                <text:p>0.1029862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2763383">
                <text:p>0.0572763383</text:p>
              </table:table-cell>
              <table:table-cell office:value-type="float" office:value="0.0694968179">
                <text:p>0.0694968179</text:p>
              </table:table-cell>
              <table:table-cell office:value-type="float" office:value="0.079855755">
                <text:p>0.079855755</text:p>
              </table:table-cell>
              <table:table-cell office:value-type="float" office:value="0.0885428861">
                <text:p>0.0885428861</text:p>
              </table:table-cell>
              <table:table-cell office:value-type="float" office:value="0.0960493013">
                <text:p>0.0960493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5707267">
                <text:p>0.0525707267</text:p>
              </table:table-cell>
              <table:table-cell office:value-type="float" office:value="0.064449586">
                <text:p>0.064449586</text:p>
              </table:table-cell>
              <table:table-cell office:value-type="float" office:value="0.0745388865">
                <text:p>0.0745388865</text:p>
              </table:table-cell>
              <table:table-cell office:value-type="float" office:value="0.0829889774">
                <text:p>0.0829889774</text:p>
              </table:table-cell>
              <table:table-cell office:value-type="float" office:value="0.0902070999">
                <text:p>0.0902070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8480738">
                <text:p>0.048480738</text:p>
              </table:table-cell>
              <table:table-cell office:value-type="float" office:value="0.0601268932">
                <text:p>0.0601268932</text:p>
              </table:table-cell>
              <table:table-cell office:value-type="float" office:value="0.0699064061">
                <text:p>0.0699064061</text:p>
              </table:table-cell>
              <table:table-cell office:value-type="float" office:value="0.0781998932">
                <text:p>0.0781998932</text:p>
              </table:table-cell>
              <table:table-cell office:value-type="float" office:value="0.085200645">
                <text:p>0.085200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49183844">
                <text:p>0.0449183844</text:p>
              </table:table-cell>
              <table:table-cell office:value-type="float" office:value="0.056364309">
                <text:p>0.056364309</text:p>
              </table:table-cell>
              <table:table-cell office:value-type="float" office:value="0.0658279136">
                <text:p>0.0658279136</text:p>
              </table:table-cell>
              <table:table-cell office:value-type="float" office:value="0.073984392">
                <text:p>0.073984392</text:p>
              </table:table-cell>
              <table:table-cell office:value-type="float" office:value="0.0808278471">
                <text:p>0.0808278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8011919">
                <text:p>0.0418011919</text:p>
              </table:table-cell>
              <table:table-cell office:value-type="float" office:value="0.0530492365">
                <text:p>0.0530492365</text:p>
              </table:table-cell>
              <table:table-cell office:value-type="float" office:value="0.0622212701">
                <text:p>0.0622212701</text:p>
              </table:table-cell>
              <table:table-cell office:value-type="float" office:value="0.0702271834">
                <text:p>0.0702271834</text:p>
              </table:table-cell>
              <table:table-cell office:value-type="float" office:value="0.0769492015">
                <text:p>0.0769492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0536599">
                <text:p>0.0390536599</text:p>
              </table:table-cell>
              <table:table-cell office:value-type="float" office:value="0.0500950031">
                <text:p>0.0500950031</text:p>
              </table:table-cell>
              <table:table-cell office:value-type="float" office:value="0.0590097383">
                <text:p>0.0590097383</text:p>
              </table:table-cell>
              <table:table-cell office:value-type="float" office:value="0.0668592006">
                <text:p>0.0668592006</text:p>
              </table:table-cell>
              <table:table-cell office:value-type="float" office:value="0.07346946">
                <text:p>0.07346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66343558">
                <text:p>0.0366343558</text:p>
              </table:table-cell>
              <table:table-cell office:value-type="float" office:value="0.0474290885">
                <text:p>0.0474290885</text:p>
              </table:table-cell>
              <table:table-cell office:value-type="float" office:value="0.0561259203">
                <text:p>0.0561259203</text:p>
              </table:table-cell>
              <table:table-cell office:value-type="float" office:value="0.0638303086">
                <text:p>0.0638303086</text:p>
              </table:table-cell>
              <table:table-cell office:value-type="float" office:value="0.0703240335">
                <text:p>0.0703240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45085077">
                <text:p>0.0345085077</text:p>
              </table:table-cell>
              <table:table-cell office:value-type="float" office:value="0.0450072289">
                <text:p>0.0450072289</text:p>
              </table:table-cell>
              <table:table-cell office:value-type="float" office:value="0.0535137951">
                <text:p>0.0535137951</text:p>
              </table:table-cell>
              <table:table-cell office:value-type="float" office:value="0.0610943809">
                <text:p>0.0610943809</text:p>
              </table:table-cell>
              <table:table-cell office:value-type="float" office:value="0.0674611256">
                <text:p>0.0674611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26430239">
                <text:p>0.0326430239</text:p>
              </table:table-cell>
              <table:table-cell office:value-type="float" office:value="0.0428084843">
                <text:p>0.0428084843</text:p>
              </table:table-cell>
              <table:table-cell office:value-type="float" office:value="0.0511324666">
                <text:p>0.0511324666</text:p>
              </table:table-cell>
              <table:table-cell office:value-type="float" office:value="0.0586033277">
                <text:p>0.0586033277</text:p>
              </table:table-cell>
              <table:table-cell office:value-type="float" office:value="0.0648406819">
                <text:p>0.0648406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09692081">
                <text:p>0.0309692081</text:p>
              </table:table-cell>
              <table:table-cell office:value-type="float" office:value="0.0408140346">
                <text:p>0.0408140346</text:p>
              </table:table-cell>
              <table:table-cell office:value-type="float" office:value="0.0489544049">
                <text:p>0.0489544049</text:p>
              </table:table-cell>
              <table:table-cell office:value-type="float" office:value="0.0563186817">
                <text:p>0.0563186817</text:p>
              </table:table-cell>
              <table:table-cell office:value-type="float" office:value="0.0624314919">
                <text:p>0.0624314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4497907">
                <text:p>0.0294497907</text:p>
              </table:table-cell>
              <table:table-cell office:value-type="float" office:value="0.0389935561">
                <text:p>0.0389935561</text:p>
              </table:table-cell>
              <table:table-cell office:value-type="float" office:value="0.0469551757">
                <text:p>0.0469551757</text:p>
              </table:table-cell>
              <table:table-cell office:value-type="float" office:value="0.054212857">
                <text:p>0.054212857</text:p>
              </table:table-cell>
              <table:table-cell office:value-type="float" office:value="0.0602072962">
                <text:p>0.060207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077323">
                <text:p>0.028077323</text:p>
              </table:table-cell>
              <table:table-cell office:value-type="float" office:value="0.0373179615">
                <text:p>0.0373179615</text:p>
              </table:table-cell>
              <table:table-cell office:value-type="float" office:value="0.0451129787">
                <text:p>0.0451129787</text:p>
              </table:table-cell>
              <table:table-cell office:value-type="float" office:value="0.0522605032">
                <text:p>0.0522605032</text:p>
              </table:table-cell>
              <table:table-cell office:value-type="float" office:value="0.0581469573">
                <text:p>0.0581469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8233567">
                <text:p>0.0268233567</text:p>
              </table:table-cell>
              <table:table-cell office:value-type="float" office:value="0.035765361">
                <text:p>0.035765361</text:p>
              </table:table-cell>
              <table:table-cell office:value-type="float" office:value="0.0434077345">
                <text:p>0.0434077345</text:p>
              </table:table-cell>
              <table:table-cell office:value-type="float" office:value="0.0504410975">
                <text:p>0.0504410975</text:p>
              </table:table-cell>
              <table:table-cell office:value-type="float" office:value="0.0562304519">
                <text:p>0.0562304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6542359">
                <text:p>0.0256542359</text:p>
              </table:table-cell>
              <table:table-cell office:value-type="float" office:value="0.0343125574">
                <text:p>0.0343125574</text:p>
              </table:table-cell>
              <table:table-cell office:value-type="float" office:value="0.0418240055">
                <text:p>0.0418240055</text:p>
              </table:table-cell>
              <table:table-cell office:value-type="float" office:value="0.0487394407">
                <text:p>0.0487394407</text:p>
              </table:table-cell>
              <table:table-cell office:value-type="float" office:value="0.0544400886">
                <text:p>0.0544400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5696865">
                <text:p>0.0245696865</text:p>
              </table:table-cell>
              <table:table-cell office:value-type="float" office:value="0.032945741">
                <text:p>0.032945741</text:p>
              </table:table-cell>
              <table:table-cell office:value-type="float" office:value="0.0403467678">
                <text:p>0.0403467678</text:p>
              </table:table-cell>
              <table:table-cell office:value-type="float" office:value="0.0471436903">
                <text:p>0.0471436903</text:p>
              </table:table-cell>
              <table:table-cell office:value-type="float" office:value="0.052760873">
                <text:p>0.052760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5690549">
                <text:p>0.0235690549</text:p>
              </table:table-cell>
              <table:table-cell office:value-type="float" office:value="0.0316706412">
                <text:p>0.0316706412</text:p>
              </table:table-cell>
              <table:table-cell office:value-type="float" office:value="0.0389659554">
                <text:p>0.0389659554</text:p>
              </table:table-cell>
              <table:table-cell office:value-type="float" office:value="0.0456444211">
                <text:p>0.0456444211</text:p>
              </table:table-cell>
              <table:table-cell office:value-type="float" office:value="0.0511797443">
                <text:p>0.0511797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6398949">
                <text:p>0.0226398949</text:p>
              </table:table-cell>
              <table:table-cell office:value-type="float" office:value="0.0304896422">
                <text:p>0.0304896422</text:p>
              </table:table-cell>
              <table:table-cell office:value-type="float" office:value="0.0376730487">
                <text:p>0.0376730487</text:p>
              </table:table-cell>
              <table:table-cell office:value-type="float" office:value="0.0442342348">
                <text:p>0.0442342348</text:p>
              </table:table-cell>
              <table:table-cell office:value-type="float" office:value="0.049687501">
                <text:p>0.049687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17672233">
                <text:p>0.0217672233</text:p>
              </table:table-cell>
              <table:table-cell office:value-type="float" office:value="0.0293931738">
                <text:p>0.0293931738</text:p>
              </table:table-cell>
              <table:table-cell office:value-type="float" office:value="0.0364587307">
                <text:p>0.0364587307</text:p>
              </table:table-cell>
              <table:table-cell office:value-type="float" office:value="0.042905122">
                <text:p>0.042905122</text:p>
              </table:table-cell>
              <table:table-cell office:value-type="float" office:value="0.0482762642">
                <text:p>0.0482762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9466852">
                <text:p>0.0209466852</text:p>
              </table:table-cell>
              <table:table-cell office:value-type="float" office:value="0.0283737872">
                <text:p>0.0283737872</text:p>
              </table:table-cell>
              <table:table-cell office:value-type="float" office:value="0.0353132561">
                <text:p>0.0353132561</text:p>
              </table:table-cell>
              <table:table-cell office:value-type="float" office:value="0.0416503362">
                <text:p>0.0416503362</text:p>
              </table:table-cell>
              <table:table-cell office:value-type="float" office:value="0.0469386913">
                <text:p>0.0469386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1776195">
                <text:p>0.0201776195</text:p>
              </table:table-cell>
              <table:table-cell office:value-type="float" office:value="0.0274215024">
                <text:p>0.0274215024</text:p>
              </table:table-cell>
              <table:table-cell office:value-type="float" office:value="0.0342278145">
                <text:p>0.0342278145</text:p>
              </table:table-cell>
              <table:table-cell office:value-type="float" office:value="0.0404631086">
                <text:p>0.0404631086</text:p>
              </table:table-cell>
              <table:table-cell office:value-type="float" office:value="0.045669537">
                <text:p>0.045669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4618329">
                <text:p>0.0194618329</text:p>
              </table:table-cell>
              <table:table-cell office:value-type="float" office:value="0.0265244748">
                <text:p>0.0265244748</text:p>
              </table:table-cell>
              <table:table-cell office:value-type="float" office:value="0.0331950225">
                <text:p>0.0331950225</text:p>
              </table:table-cell>
              <table:table-cell office:value-type="float" office:value="0.0393381827">
                <text:p>0.0393381827</text:p>
              </table:table-cell>
              <table:table-cell office:value-type="float" office:value="0.0444636568">
                <text:p>0.0444636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8030098">
                <text:p>0.0188030098</text:p>
              </table:table-cell>
              <table:table-cell office:value-type="float" office:value="0.0256756525">
                <text:p>0.0256756525</text:p>
              </table:table-cell>
              <table:table-cell office:value-type="float" office:value="0.0322101861">
                <text:p>0.0322101861</text:p>
              </table:table-cell>
              <table:table-cell office:value-type="float" office:value="0.0382712036">
                <text:p>0.0382712036</text:p>
              </table:table-cell>
              <table:table-cell office:value-type="float" office:value="0.0433175676">
                <text:p>0.0433175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1875639">
                <text:p>0.0181875639</text:p>
              </table:table-cell>
              <table:table-cell office:value-type="float" office:value="0.0248713288">
                <text:p>0.0248713288</text:p>
              </table:table-cell>
              <table:table-cell office:value-type="float" office:value="0.0312710032">
                <text:p>0.0312710032</text:p>
              </table:table-cell>
              <table:table-cell office:value-type="float" office:value="0.0372575186">
                <text:p>0.0372575186</text:p>
              </table:table-cell>
              <table:table-cell office:value-type="float" office:value="0.0422271304">
                <text:p>0.0422271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9cm" svg:height="11.85cm" xlink:href=".." xlink:type="simple" chart:class="chart:line" chart:style-name="ch1">
        <chart:legend chart:legend-position="end" svg:x="16.185cm" svg:y="4.63cm" style:legend-expansion="high" chart:style-name="ch2"/>
        <chart:plot-area chart:style-name="ch3" table:cell-range-address="Sheet1.B2:Sheet1.B31 Sheet1.D2:Sheet1.D31 Sheet1.F2:Sheet1.F31 Sheet1.H2:Sheet1.H31 Sheet1.J2:Sheet1.J31" chart:data-source-has-labels="row" svg:x="1.392cm" svg:y="0.237cm" svg:width="14.412cm" svg:height="10.395cm">
          <chartooo:coordinate-region svg:x="2.119cm" svg:y="0.436cm" svg:width="13.498cm" svg:height="9.549cm"/>
          <chart:axis chart:dimension="x" chart:name="primary-x" chart:style-name="ch4">
            <chart:title svg:x="7.363cm" svg:y="10.869cm" chart:style-name="ch5">
              <text:p>Epochu skaicius</text:p>
            </chart:title>
          </chart:axis>
          <chart:axis chart:dimension="y" chart:name="primary-y" chart:style-name="ch4">
            <chart:title svg:x="0.451cm" svg:y="6.88cm" chart:style-name="ch6">
              <text:p>Maksimali paklaida</text:p>
            </chart:title>
            <chart:grid chart:style-name="ch7" chart:class="major"/>
          </chart:axis>
          <chart:series chart:style-name="ch8" chart:values-cell-range-address="Sheet1.B2:Sheet1.B31" loext:label-string="alpha_09" chart:class="chart:line">
            <chart:data-point chart:repeated="30"/>
          </chart:series>
          <chart:series chart:style-name="ch9" chart:values-cell-range-address="Sheet1.D2:Sheet1.D31" loext:label-string="alpha_085" chart:class="chart:line">
            <chart:data-point chart:repeated="30"/>
          </chart:series>
          <chart:series chart:style-name="ch10" chart:values-cell-range-address="Sheet1.F2:Sheet1.F31" loext:label-string="alpha_08" chart:class="chart:line">
            <chart:data-point chart:repeated="30"/>
          </chart:series>
          <chart:series chart:style-name="ch11" chart:values-cell-range-address="Sheet1.H2:Sheet1.H31" loext:label-string="alpha_075" chart:class="chart:line">
            <chart:data-point chart:repeated="30"/>
          </chart:series>
          <chart:series chart:style-name="ch12" chart:values-cell-range-address="Sheet1.J2:Sheet1.J31" loext:label-string="alpha_07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_09</text:p>
              </table:table-cell>
              <table:table-cell office:value-type="string">
                <text:p>alpha_085</text:p>
              </table:table-cell>
              <table:table-cell office:value-type="string">
                <text:p>alpha_08</text:p>
              </table:table-cell>
              <table:table-cell office:value-type="string">
                <text:p>alpha_075</text:p>
              </table:table-cell>
              <table:table-cell office:value-type="string">
                <text:p>alpha_0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495433807">
                <text:p>4.5495433807</text:p>
                <draw:g>
                  <svg:desc>Sheet1.B2:Sheet1.B31</svg:desc>
                </draw:g>
              </table:table-cell>
              <table:table-cell office:value-type="float" office:value="4.5812616348">
                <text:p>4.5812616348</text:p>
                <draw:g>
                  <svg:desc>Sheet1.D2:Sheet1.D31</svg:desc>
                </draw:g>
              </table:table-cell>
              <table:table-cell office:value-type="float" office:value="4.5980377197">
                <text:p>4.5980377197</text:p>
                <draw:g>
                  <svg:desc>Sheet1.F2:Sheet1.F31</svg:desc>
                </draw:g>
              </table:table-cell>
              <table:table-cell office:value-type="float" office:value="4.6078381538">
                <text:p>4.6078381538</text:p>
                <draw:g>
                  <svg:desc>Sheet1.H2:Sheet1.H31</svg:desc>
                </draw:g>
              </table:table-cell>
              <table:table-cell office:value-type="float" office:value="4.6140880585">
                <text:p>4.6140880585</text:p>
                <draw:g>
                  <svg:desc>Sheet1.J2:Sheet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337787628">
                <text:p>2.9337787628</text:p>
              </table:table-cell>
              <table:table-cell office:value-type="float" office:value="2.9200363159">
                <text:p>2.9200363159</text:p>
              </table:table-cell>
              <table:table-cell office:value-type="float" office:value="2.9030013084">
                <text:p>2.9030013084</text:p>
              </table:table-cell>
              <table:table-cell office:value-type="float" office:value="2.890791893">
                <text:p>2.890791893</text:p>
              </table:table-cell>
              <table:table-cell office:value-type="float" office:value="2.880936861">
                <text:p>2.880936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166293144">
                <text:p>2.9166293144</text:p>
              </table:table-cell>
              <table:table-cell office:value-type="float" office:value="2.919162035">
                <text:p>2.919162035</text:p>
              </table:table-cell>
              <table:table-cell office:value-type="float" office:value="2.899066925">
                <text:p>2.899066925</text:p>
              </table:table-cell>
              <table:table-cell office:value-type="float" office:value="2.8896667957">
                <text:p>2.8896667957</text:p>
              </table:table-cell>
              <table:table-cell office:value-type="float" office:value="2.8914711475">
                <text:p>2.8914711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27311182">
                <text:p>2.927311182</text:p>
              </table:table-cell>
              <table:table-cell office:value-type="float" office:value="2.8875312805">
                <text:p>2.8875312805</text:p>
              </table:table-cell>
              <table:table-cell office:value-type="float" office:value="2.8675496578">
                <text:p>2.8675496578</text:p>
              </table:table-cell>
              <table:table-cell office:value-type="float" office:value="2.8742403984">
                <text:p>2.8742403984</text:p>
              </table:table-cell>
              <table:table-cell office:value-type="float" office:value="2.880269289">
                <text:p>2.880269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153375626">
                <text:p>2.9153375626</text:p>
              </table:table-cell>
              <table:table-cell office:value-type="float" office:value="2.8951046467">
                <text:p>2.8951046467</text:p>
              </table:table-cell>
              <table:table-cell office:value-type="float" office:value="2.8682999611">
                <text:p>2.8682999611</text:p>
              </table:table-cell>
              <table:table-cell office:value-type="float" office:value="2.8582584858">
                <text:p>2.8582584858</text:p>
              </table:table-cell>
              <table:table-cell office:value-type="float" office:value="2.8513276577">
                <text:p>2.8513276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5188103">
                <text:p>2.8885188103</text:p>
              </table:table-cell>
              <table:table-cell office:value-type="float" office:value="2.8871901035">
                <text:p>2.8871901035</text:p>
              </table:table-cell>
              <table:table-cell office:value-type="float" office:value="2.8625378609">
                <text:p>2.8625378609</text:p>
              </table:table-cell>
              <table:table-cell office:value-type="float" office:value="2.8508296013">
                <text:p>2.8508296013</text:p>
              </table:table-cell>
              <table:table-cell office:value-type="float" office:value="2.825773716">
                <text:p>2.825773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334629536">
                <text:p>2.8334629536</text:p>
              </table:table-cell>
              <table:table-cell office:value-type="float" office:value="2.8680496216">
                <text:p>2.8680496216</text:p>
              </table:table-cell>
              <table:table-cell office:value-type="float" office:value="2.8460342884">
                <text:p>2.8460342884</text:p>
              </table:table-cell>
              <table:table-cell office:value-type="float" office:value="2.8447744846">
                <text:p>2.8447744846</text:p>
              </table:table-cell>
              <table:table-cell office:value-type="float" office:value="2.802043438">
                <text:p>2.802043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7836628">
                <text:p>2.707836628</text:p>
              </table:table-cell>
              <table:table-cell office:value-type="float" office:value="2.8339216709">
                <text:p>2.8339216709</text:p>
              </table:table-cell>
              <table:table-cell office:value-type="float" office:value="2.8222475052">
                <text:p>2.8222475052</text:p>
              </table:table-cell>
              <table:table-cell office:value-type="float" office:value="2.8255999088">
                <text:p>2.8255999088</text:p>
              </table:table-cell>
              <table:table-cell office:value-type="float" office:value="2.7936573029">
                <text:p>2.7936573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780923367">
                <text:p>2.5780923367</text:p>
              </table:table-cell>
              <table:table-cell office:value-type="float" office:value="2.7748160362">
                <text:p>2.7748160362</text:p>
              </table:table-cell>
              <table:table-cell office:value-type="float" office:value="2.7904520035">
                <text:p>2.7904520035</text:p>
              </table:table-cell>
              <table:table-cell office:value-type="float" office:value="2.7960889339">
                <text:p>2.7960889339</text:p>
              </table:table-cell>
              <table:table-cell office:value-type="float" office:value="2.7758493423">
                <text:p>2.7758493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807357788">
                <text:p>2.4807357788</text:p>
              </table:table-cell>
              <table:table-cell office:value-type="float" office:value="2.6687071323">
                <text:p>2.6687071323</text:p>
              </table:table-cell>
              <table:table-cell office:value-type="float" office:value="2.7464494705">
                <text:p>2.7464494705</text:p>
              </table:table-cell>
              <table:table-cell office:value-type="float" office:value="2.757740736">
                <text:p>2.757740736</text:p>
              </table:table-cell>
              <table:table-cell office:value-type="float" office:value="2.7476460934">
                <text:p>2.7476460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637986183">
                <text:p>2.3637986183</text:p>
              </table:table-cell>
              <table:table-cell office:value-type="float" office:value="2.4949862957">
                <text:p>2.4949862957</text:p>
              </table:table-cell>
              <table:table-cell office:value-type="float" office:value="2.6818330288">
                <text:p>2.6818330288</text:p>
              </table:table-cell>
              <table:table-cell office:value-type="float" office:value="2.7094349861">
                <text:p>2.7094349861</text:p>
              </table:table-cell>
              <table:table-cell office:value-type="float" office:value="2.7087309361">
                <text:p>2.7087309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356626987">
                <text:p>2.2356626987</text:p>
              </table:table-cell>
              <table:table-cell office:value-type="float" office:value="2.2553937435">
                <text:p>2.2553937435</text:p>
              </table:table-cell>
              <table:table-cell office:value-type="float" office:value="2.5857326984">
                <text:p>2.5857326984</text:p>
              </table:table-cell>
              <table:table-cell office:value-type="float" office:value="2.6478927135">
                <text:p>2.6478927135</text:p>
              </table:table-cell>
              <table:table-cell office:value-type="float" office:value="2.6586778164">
                <text:p>2.6586778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183376312">
                <text:p>2.1183376312</text:p>
              </table:table-cell>
              <table:table-cell office:value-type="float" office:value="2.1249856949">
                <text:p>2.1249856949</text:p>
              </table:table-cell>
              <table:table-cell office:value-type="float" office:value="2.450987339">
                <text:p>2.450987339</text:p>
              </table:table-cell>
              <table:table-cell office:value-type="float" office:value="2.5705492496">
                <text:p>2.5705492496</text:p>
              </table:table-cell>
              <table:table-cell office:value-type="float" office:value="2.5967431068">
                <text:p>2.5967431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40776443">
                <text:p>2.0340776443</text:p>
              </table:table-cell>
              <table:table-cell office:value-type="float" office:value="2.0644366741">
                <text:p>2.0644366741</text:p>
              </table:table-cell>
              <table:table-cell office:value-type="float" office:value="2.3028233051">
                <text:p>2.3028233051</text:p>
              </table:table-cell>
              <table:table-cell office:value-type="float" office:value="2.4767549038">
                <text:p>2.4767549038</text:p>
              </table:table-cell>
              <table:table-cell office:value-type="float" office:value="2.5220792294">
                <text:p>2.5220792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230698586">
                <text:p>2.0230698586</text:p>
              </table:table-cell>
              <table:table-cell office:value-type="float" office:value="2.0570092201">
                <text:p>2.0570092201</text:p>
              </table:table-cell>
              <table:table-cell office:value-type="float" office:value="2.2358012199">
                <text:p>2.2358012199</text:p>
              </table:table-cell>
              <table:table-cell office:value-type="float" office:value="2.3667833805">
                <text:p>2.3667833805</text:p>
              </table:table-cell>
              <table:table-cell office:value-type="float" office:value="2.4764213562">
                <text:p>2.4764213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246155262">
                <text:p>2.0246155262</text:p>
              </table:table-cell>
              <table:table-cell office:value-type="float" office:value="2.0499362946">
                <text:p>2.0499362946</text:p>
              </table:table-cell>
              <table:table-cell office:value-type="float" office:value="2.1788389683">
                <text:p>2.1788389683</text:p>
              </table:table-cell>
              <table:table-cell office:value-type="float" office:value="2.3178219795">
                <text:p>2.3178219795</text:p>
              </table:table-cell>
              <table:table-cell office:value-type="float" office:value="2.4477849007">
                <text:p>2.4477849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65994072">
                <text:p>2.0265994072</text:p>
              </table:table-cell>
              <table:table-cell office:value-type="float" office:value="2.0374028683">
                <text:p>2.0374028683</text:p>
              </table:table-cell>
              <table:table-cell office:value-type="float" office:value="2.1316978931">
                <text:p>2.1316978931</text:p>
              </table:table-cell>
              <table:table-cell office:value-type="float" office:value="2.2755486965">
                <text:p>2.2755486965</text:p>
              </table:table-cell>
              <table:table-cell office:value-type="float" office:value="2.4170572758">
                <text:p>2.4170572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291223526">
                <text:p>2.0291223526</text:p>
              </table:table-cell>
              <table:table-cell office:value-type="float" office:value="2.0301558971">
                <text:p>2.0301558971</text:p>
              </table:table-cell>
              <table:table-cell office:value-type="float" office:value="2.0920376778">
                <text:p>2.0920376778</text:p>
              </table:table-cell>
              <table:table-cell office:value-type="float" office:value="2.2343592644">
                <text:p>2.2343592644</text:p>
              </table:table-cell>
              <table:table-cell office:value-type="float" office:value="2.383364439">
                <text:p>2.383364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298597813">
                <text:p>2.0298597813</text:p>
              </table:table-cell>
              <table:table-cell office:value-type="float" office:value="2.022182703">
                <text:p>2.022182703</text:p>
              </table:table-cell>
              <table:table-cell office:value-type="float" office:value="2.0742371082">
                <text:p>2.0742371082</text:p>
              </table:table-cell>
              <table:table-cell office:value-type="float" office:value="2.1952211857">
                <text:p>2.1952211857</text:p>
              </table:table-cell>
              <table:table-cell office:value-type="float" office:value="2.3458821774">
                <text:p>2.3458821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295596123">
                <text:p>2.0295596123</text:p>
              </table:table-cell>
              <table:table-cell office:value-type="float" office:value="2.0153226852">
                <text:p>2.0153226852</text:p>
              </table:table-cell>
              <table:table-cell office:value-type="float" office:value="2.0778636932">
                <text:p>2.0778636932</text:p>
              </table:table-cell>
              <table:table-cell office:value-type="float" office:value="2.1590795517">
                <text:p>2.1590795517</text:p>
              </table:table-cell>
              <table:table-cell office:value-type="float" office:value="2.3039870262">
                <text:p>2.3039870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304231644">
                <text:p>2.0304231644</text:p>
              </table:table-cell>
              <table:table-cell office:value-type="float" office:value="2.0104203224">
                <text:p>2.0104203224</text:p>
              </table:table-cell>
              <table:table-cell office:value-type="float" office:value="2.0821783543">
                <text:p>2.0821783543</text:p>
              </table:table-cell>
              <table:table-cell office:value-type="float" office:value="2.1262359619">
                <text:p>2.1262359619</text:p>
              </table:table-cell>
              <table:table-cell office:value-type="float" office:value="2.2573890686">
                <text:p>2.2573890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330209732">
                <text:p>2.0330209732</text:p>
              </table:table-cell>
              <table:table-cell office:value-type="float" office:value="2.0091650486">
                <text:p>2.0091650486</text:p>
              </table:table-cell>
              <table:table-cell office:value-type="float" office:value="2.086186409">
                <text:p>2.086186409</text:p>
              </table:table-cell>
              <table:table-cell office:value-type="float" office:value="2.0964529514">
                <text:p>2.0964529514</text:p>
              </table:table-cell>
              <table:table-cell office:value-type="float" office:value="2.2072968483">
                <text:p>2.2072968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40313911">
                <text:p>2.0340313911</text:p>
              </table:table-cell>
              <table:table-cell office:value-type="float" office:value="2.0084309578">
                <text:p>2.0084309578</text:p>
              </table:table-cell>
              <table:table-cell office:value-type="float" office:value="2.0882225037">
                <text:p>2.0882225037</text:p>
              </table:table-cell>
              <table:table-cell office:value-type="float" office:value="2.088288784">
                <text:p>2.088288784</text:p>
              </table:table-cell>
              <table:table-cell office:value-type="float" office:value="2.1662251949">
                <text:p>2.1662251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314571857">
                <text:p>2.0314571857</text:p>
              </table:table-cell>
              <table:table-cell office:value-type="float" office:value="2.0080394745">
                <text:p>2.0080394745</text:p>
              </table:table-cell>
              <table:table-cell office:value-type="float" office:value="2.0865800381">
                <text:p>2.0865800381</text:p>
              </table:table-cell>
              <table:table-cell office:value-type="float" office:value="2.0925540924">
                <text:p>2.0925540924</text:p>
              </table:table-cell>
              <table:table-cell office:value-type="float" office:value="2.1466822624">
                <text:p>2.1466822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29181242">
                <text:p>2.029181242</text:p>
              </table:table-cell>
              <table:table-cell office:value-type="float" office:value="2.0087962151">
                <text:p>2.0087962151</text:p>
              </table:table-cell>
              <table:table-cell office:value-type="float" office:value="2.080290556">
                <text:p>2.080290556</text:p>
              </table:table-cell>
              <table:table-cell office:value-type="float" office:value="2.09506917">
                <text:p>2.09506917</text:p>
              </table:table-cell>
              <table:table-cell office:value-type="float" office:value="2.1280920506">
                <text:p>2.1280920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272126198">
                <text:p>2.0272126198</text:p>
              </table:table-cell>
              <table:table-cell office:value-type="float" office:value="2.0104897022">
                <text:p>2.0104897022</text:p>
              </table:table-cell>
              <table:table-cell office:value-type="float" office:value="2.0697669983">
                <text:p>2.0697669983</text:p>
              </table:table-cell>
              <table:table-cell office:value-type="float" office:value="2.0959405899">
                <text:p>2.0959405899</text:p>
              </table:table-cell>
              <table:table-cell office:value-type="float" office:value="2.1104259491">
                <text:p>2.11042594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244908333">
                <text:p>2.0244908333</text:p>
              </table:table-cell>
              <table:table-cell office:value-type="float" office:value="2.0121700764">
                <text:p>2.0121700764</text:p>
              </table:table-cell>
              <table:table-cell office:value-type="float" office:value="2.0560965538">
                <text:p>2.0560965538</text:p>
              </table:table-cell>
              <table:table-cell office:value-type="float" office:value="2.0952823162">
                <text:p>2.0952823162</text:p>
              </table:table-cell>
              <table:table-cell office:value-type="float" office:value="2.0937771797">
                <text:p>2.0937771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202188492">
                <text:p>2.0202188492</text:p>
              </table:table-cell>
              <table:table-cell office:value-type="float" office:value="2.0143041611">
                <text:p>2.0143041611</text:p>
              </table:table-cell>
              <table:table-cell office:value-type="float" office:value="2.040489912">
                <text:p>2.040489912</text:p>
              </table:table-cell>
              <table:table-cell office:value-type="float" office:value="2.0932593346">
                <text:p>2.0932593346</text:p>
              </table:table-cell>
              <table:table-cell office:value-type="float" office:value="2.0782549381">
                <text:p>2.0782549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159165859">
                <text:p>2.0159165859</text:p>
              </table:table-cell>
              <table:table-cell office:value-type="float" office:value="2.0173847675">
                <text:p>2.0173847675</text:p>
              </table:table-cell>
              <table:table-cell office:value-type="float" office:value="2.0242643356">
                <text:p>2.0242643356</text:p>
              </table:table-cell>
              <table:table-cell office:value-type="float" office:value="2.0901281834">
                <text:p>2.0901281834</text:p>
              </table:table-cell>
              <table:table-cell office:value-type="float" office:value="2.0638902187">
                <text:p>2.0638902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118806362">
                <text:p>2.0118806362</text:p>
              </table:table-cell>
              <table:table-cell office:value-type="float" office:value="2.0207982063">
                <text:p>2.0207982063</text:p>
              </table:table-cell>
              <table:table-cell office:value-type="float" office:value="2.0088481903">
                <text:p>2.0088481903</text:p>
              </table:table-cell>
              <table:table-cell office:value-type="float" office:value="2.0862567425">
                <text:p>2.0862567425</text:p>
              </table:table-cell>
              <table:table-cell office:value-type="float" office:value="2.0506761074">
                <text:p>2.0506761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